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" style:family="paragraph" style:parent-style-name="Standard">
      <style:text-properties fo:font-size="32pt" fo:font-style="normal" style:text-underline-style="none" fo:font-weight="normal" officeooo:rsid="0006374b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Standard">
      <style:text-properties fo:font-size="32pt" fo:font-style="normal" style:text-underline-style="none" fo:font-weight="normal" officeooo:rsid="0006374b" officeooo:paragraph-rsid="004cf683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Standard">
      <style:text-properties fo:font-size="32pt" fo:font-style="normal" style:text-underline-style="solid" style:text-underline-width="auto" style:text-underline-color="font-color" fo:font-weight="normal" officeooo:rsid="0022e52f" officeooo:paragraph-rsid="0022e52f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40pt" officeooo:rsid="0006374b" style:font-size-asian="40pt" style:font-size-complex="40pt"/>
    </style:style>
    <style:style style:name="P7" style:family="paragraph" style:parent-style-name="Standard">
      <style:text-properties style:font-name="DejaVu Serif" fo:font-size="20pt" officeooo:rsid="003bf999" officeooo:paragraph-rsid="003bf999" style:font-size-asian="20pt" style:font-size-complex="20pt"/>
    </style:style>
    <style:style style:name="P8" style:family="paragraph" style:parent-style-name="Text_20_body">
      <style:text-properties style:font-name="DejaVu Serif" fo:font-size="15pt" officeooo:rsid="002c9725" officeooo:paragraph-rsid="002c9725" style:font-size-asian="15pt" style:font-size-complex="15pt"/>
    </style:style>
    <style:style style:name="P9" style:family="paragraph" style:parent-style-name="Text_20_body">
      <style:text-properties style:font-name="DejaVu Serif" fo:font-size="15pt" officeooo:rsid="0046145e" officeooo:paragraph-rsid="0046145e" style:font-size-asian="15pt" style:font-size-complex="15pt"/>
    </style:style>
    <style:style style:name="P10" style:family="paragraph" style:parent-style-name="Text_20_body">
      <style:text-properties style:font-name="DejaVu Serif" fo:font-size="15pt" fo:font-style="normal" style:text-underline-style="none" fo:font-weight="normal" officeooo:rsid="002c9725" officeooo:paragraph-rsid="002c9725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Text_20_body">
      <style:text-properties style:font-name="DejaVu Serif" fo:font-size="15pt" fo:font-style="normal" style:text-underline-style="none" fo:font-weight="normal" officeooo:rsid="0006374b" officeooo:paragraph-rsid="002c9725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Text_20_body">
      <style:text-properties style:font-name="DejaVu Serif" fo:font-size="15pt" fo:font-style="normal" style:text-underline-style="none" fo:font-weight="normal" officeooo:paragraph-rsid="0022e52f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Text_20_body">
      <style:text-properties style:font-name="DejaVu Serif" officeooo:rsid="002c9725" officeooo:paragraph-rsid="002c9725"/>
    </style:style>
    <style:style style:name="P14" style:family="paragraph" style:parent-style-name="Text_20_body">
      <style:text-properties officeooo:paragraph-rsid="002c9725"/>
    </style:style>
    <style:style style:name="P15" style:family="paragraph" style:parent-style-name="Text_20_body">
      <style:text-properties fo:font-size="15pt" officeooo:paragraph-rsid="0022e52f" style:font-size-asian="15pt" style:font-size-complex="15pt"/>
    </style:style>
    <style:style style:name="P16" style:family="paragraph" style:parent-style-name="Text_20_body">
      <style:text-properties style:text-underline-style="solid" style:text-underline-width="auto" style:text-underline-color="font-color" officeooo:rsid="0032a1dc" officeooo:paragraph-rsid="0032a1dc"/>
    </style:style>
    <style:style style:name="P17" style:family="paragraph" style:parent-style-name="Text_20_body">
      <style:text-properties style:font-name="DejaVu Serif" fo:font-size="40pt" fo:font-style="normal" style:text-underline-style="none" fo:font-weight="normal" officeooo:rsid="004cf683" officeooo:paragraph-rsid="002c9725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size="32pt" fo:font-style="normal" style:text-underline-style="none" fo:font-weight="normal" officeooo:rsid="0006374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size="40pt" officeooo:rsid="0006374b" style:font-size-asian="40pt" style:font-size-complex="40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36pt" style:font-size-asian="36pt" style:font-size-complex="36pt"/>
    </style:style>
    <style:style style:name="T5" style:family="text">
      <style:text-properties style:font-name="DejaVu Serif" fo:font-size="36pt" style:text-underline-style="solid" style:text-underline-width="auto" style:text-underline-color="font-color" officeooo:rsid="0006374b" style:font-size-asian="36pt" style:font-size-complex="36pt"/>
    </style:style>
    <style:style style:name="T6" style:family="text">
      <style:text-properties style:font-name="DejaVu Seri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style:font-name="DejaVu Serif" fo:font-size="40pt" fo:font-style="normal" fo:font-weight="normal" officeooo:rsid="0006374b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style:font-name="DejaVu Serif" fo:font-size="15pt" fo:font-style="normal" style:text-underline-style="none" fo:font-weight="normal" officeooo:rsid="0006374b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DejaVu Serif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erif" fo:font-style="normal" style:text-underline-style="none" fo:font-weight="normal" officeooo:rsid="002c9725" style:font-style-asian="normal" style:font-weight-asian="normal" style:font-style-complex="normal" style:font-weight-complex="normal"/>
    </style:style>
    <style:style style:name="T11" style:family="text">
      <style:text-properties style:font-name="DejaVu Serif" fo:font-style="normal" style:text-underline-style="none" fo:font-weight="normal" officeooo:rsid="005bd80d" style:font-style-asian="normal" style:font-weight-asian="normal" style:font-style-complex="normal" style:font-weight-complex="normal"/>
    </style:style>
    <style:style style:name="T12" style:family="text">
      <style:text-properties style:font-name="DejaVu Serif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font-name="DejaVu Serif" fo:font-style="normal" style:text-underline-style="none" fo:font-weight="bold" officeooo:rsid="002c9725" style:font-style-asian="normal" style:font-weight-asian="bold" style:font-style-complex="normal" style:font-weight-complex="bold"/>
    </style:style>
    <style:style style:name="T14" style:family="text">
      <style:text-properties style:font-name="DejaVu Serif" fo:font-size="18pt" fo:font-style="normal" style:text-underline-style="none" fo:font-weight="bold" officeooo:rsid="004cf683" style:font-size-asian="15.75pt" style:font-style-asian="normal" style:font-weight-asian="bold" style:font-size-complex="18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size="15pt" fo:font-style="normal" style:text-underline-style="none" fo:font-weight="normal" officeooo:rsid="004cf683" style:font-size-asian="13.1000003814697pt" style:font-style-asian="normal" style:font-weight-asian="normal" style:font-size-complex="15pt" style:font-style-complex="normal" style:font-weight-complex="normal"/>
    </style:style>
    <style:style style:name="T19" style:family="text">
      <style:text-properties officeooo:rsid="0046145e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size="18pt" fo:font-style="normal" style:text-underline-style="none" fo:font-weight="bold" officeooo:rsid="0006374b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officeooo:rsid="004cf6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ITHIN S<text:line-break/>221IT085</text:p>
      <text:p text:style-name="P7"/>
      <text:p text:style-name="P5"/>
      <text:p text:style-name="Standard"><text:span text:style-name="T3"><text:s text:c="8"/></text:span><text:span text:style-name="T4"><text:s/></text:span><text:span text:style-name="T5">IT204 MINI PROJECT</text:span></text:p>
      <text:p text:style-name="P6"/>
      <text:p text:style-name="Standard"><text:span text:style-name="T2"><text:s text:c="3"/></text:span><text:span text:style-name="T1">Visual Hand Gesture Recognition <text:s text:c="16"/></text:span></text:p>
      <text:p text:style-name="P2"><text:s text:c="25"/>with</text:p>
      <text:p text:style-name="P3"><text:s text:c="4"/>Convolution<text:span text:style-name="T25">al</text:span> Neural Networ<text:span text:style-name="T25">k <text:s text:c="11"/></text:span></text:p>
      <text:p text:style-name="P3"><text:s text:c="24"/>(CNN) <text:s text:c="4"/></text:p>
      <text:p text:style-name="P1"/>
      <text:p text:style-name="P1"/>
      <text:p text:style-name="P4"><text:span text:style-name="T16"><text:s text:c="18"/></text:span>ABSTRACT</text:p>
      <text:p text:style-name="P1"/>
      <text:p text:style-name="P12">In the era of human-computer interaction, gesture recognition has emerged as a pivotal technology with vast applications ranging from sign language interpretation to immersive gaming experiences. </text:p>
      <text:p text:style-name="P12"/>
      <text:p text:style-name="P15"><text:span text:style-name="T9">This mini project, </text:span><text:span text:style-name="T11">conducted using Python programming language,</text:span><text:span text:style-name="T9"> aims to explore the domain of Hand Gesture Recognition through the utilization of </text:span><text:span text:style-name="T12">Convolutional Neural Networks (CNN)</text:span><text:span text:style-name="T9"> on the </text:span><text:span text:style-name="T12">Linux operating system</text:span><text:span text:style-name="T9">, employing key libraries such as </text:span><text:span text:style-name="T12">OpenCV</text:span><text:span text:style-name="T9">, </text:span><text:span text:style-name="T12">TensorFlow</text:span><text:span text:style-name="T9">,</text:span><text:span text:style-name="T12">Kera</text:span><text:span text:style-name="T13">s</text:span><text:span text:style-name="T10">,</text:span><text:span text:style-name="T13">Numpy</text:span><text:span text:style-name="T10"> and with the </text:span><text:span text:style-name="T11">assistance </text:span><text:span text:style-name="T10">of </text:span><text:span text:style-name="T13">Google Teachable Machine</text:span><text:span text:style-name="T10">.</text:span></text:p>
      <text:p text:style-name="P16"><text:soft-page-break/><text:span text:style-name="T7">S</text:span><text:span text:style-name="T6">TEPS INVOLVED:</text:span></text:p>
      <text:p text:style-name="P17"/>
      <text:p text:style-name="P14"><text:span text:style-name="T14">Data Collection</text:span><text:span text:style-name="T8">: I curate a diverse dataset comprising hand gesture images, encompassing various gestures, lighting conditions, backgrounds, and hand orientations. This dataset serves as the cornerstone for training and evaluating my model.<text:line-break/></text:span></text:p>
      <text:p text:style-name="P13"><text:span text:style-name="T23">D</text:span><text:span text:style-name="T22">ata Preprocessing</text:span><text:span text:style-name="T17">: </text:span><text:span text:style-name="T18">R</text:span><text:span text:style-name="T17">obust preprocessing techniques </text:span><text:span text:style-name="T18">are applied to </text:span><text:span text:style-name="T17">enhance the quality and consistency of the dataset. This involves tasks such as image resizing, normalization, and data augmentation to ensure that the model generalizes well to real-world scenarios.</text:span></text:p>
      <text:p text:style-name="P10"/>
      <text:p text:style-name="P8"><text:span text:style-name="T24">Model Architecture</text:span>: The core of <text:span text:style-name="T25">my</text:span> project lies in the design and implementation of a <text:span text:style-name="T20">CNN architecture</text:span>. We fine-tune and optimize the neural network to effectively extract features from hand gesture images. TensorFlow and Keras are used to construct, train, and evaluate the CNN model.</text:p>
      <text:p text:style-name="P8"/>
      <text:p text:style-name="P8"><text:span text:style-name="T24">Training and Validation</text:span><text:span text:style-name="T15">:</text:span> <text:span text:style-name="T25">I </text:span>split the dataset into training and validation sets to train the model rigorously while monitoring its performance. <text:span text:style-name="T25">I </text:span>employ techniques like cross-validation and hyperparameter tuning to achieve optimal results.</text:p>
      <text:p text:style-name="P8"/>
      <text:p text:style-name="P8"><text:span text:style-name="T24">Testing and Inference</text:span>: Once trained <text:span text:style-name="T25">the model is</text:span> deploy<text:span text:style-name="T25">ed</text:span> to recognize hand gestures in real-time. OpenCV facilitates the capture of video frames from a camera feed, and <text:soft-page-break/><text:span text:style-name="T25">the</text:span> trained model will predict and recognize gestures in these frames.</text:p>
      <text:p text:style-name="P8"/>
      <text:p text:style-name="P8"><text:span text:style-name="T24">Evaluation Metrics</text:span>: <text:span text:style-name="T25">V</text:span>arious evaluation metrics, including accuracy, precision, recall, and F1-score gauge the model's effectiveness in gesture recognition.</text:p>
      <text:p text:style-name="P8"/>
      <text:p text:style-name="P8"><text:span text:style-name="T24">Future Scope</text:span><text:span text:style-name="T15">:</text:span> I explore potential extensions and applications, such as integrating the model into interactive interfaces, sign language translation, or gaming systems.</text:p>
      <text:p text:style-name="P8"/>
      <text:p text:style-name="P9"><text:span text:style-name="T21">RESEARCH PAPERS REFERED :</text:span><text:line-break/></text:p>
      <text:p text:style-name="P9">1) <text:s/>F. Zhan, "Hand Gesture Recognition with Convolution Neural Networks," 2019 IEEE 20th International Conference on Information Reuse and Integration for Data Science (IRI), Los Angeles, CA, USA, 2019, pp. 295-298, doi: 10.1109/IRI.2019.00054.</text:p>
      <text:p text:style-name="P9"/>
      <text:p text:style-name="P8"><text:span text:style-name="T19">2) <text:s/></text:span>M. Han, J. Chen, L. Li and Y. Chang, "Visual hand gesture recognition with convolution neural network," 2016 17th IEEE/ACIS International Conference on Software Engineering, Artificial Intelligence, Networking and Parallel/Distributed Computing (SNPD), Shanghai, China, 2016, pp. 287-291, doi: 10.1109/SNPD.2016.7515915.</text:p>
      <text:p text:style-name="P8"/>
      <text:p text:style-name="P8"/>
      <text:p text:style-name="P8"/>
      <text:p text:style-name="P8"/>
      <text:p text:style-name="P10"/>
      <text:p text:style-name="P14"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20:59:02.459548228</meta:creation-date>
    <dc:date>2023-09-15T18:28:29.882637837</dc:date>
    <meta:editing-duration>PT22H27M2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20" meta:word-count="391" meta:character-count="2953" meta:non-whitespace-character-count="2460"/>
  </office:meta>
</office:document-meta>
</file>